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1" calcext:value-type="date">
            <text:p>11/08/2025</text:p>
          </table:table-cell>
          <table:table-cell table:style-name="ce25" table:formula="of:=[.C7]-[.F7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08-19" calcext:value-type="date">
            <text:p>19/08/2025</text:p>
          </table:table-cell>
          <table:table-cell table:style-name="ce25" table:formula="of:=[.C8]-[.F8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0-09" calcext:value-type="date">
            <text:p>09/10/2025</text:p>
          </table:table-cell>
          <table:table-cell table:style-name="ce25" table:formula="of:=[.C9]-[.F9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0-21" calcext:value-type="date">
            <text:p>21/10/2025</text:p>
          </table:table-cell>
          <table:table-cell table:style-name="ce25" table:formula="of:=[.C10]-[.F10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90" calcext:value-type="float">
            <text:p>290,00</text:p>
          </table:table-cell>
          <table:table-cell table:style-name="ce2" office:value-type="date" office:date-value="2025-10-22" calcext:value-type="date">
            <text:p>22/10/2025</text:p>
          </table:table-cell>
          <table:table-cell table:style-name="ce25" table:formula="of:=[.C11]-[.F11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7" office:value-type="string" calcext:value-type="string">
            <text:p>Mens. 07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3]-[.F13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7" office:value-type="string" calcext:value-type="string">
            <text:p>Mens. 08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4]-[.F14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7" office:value-type="string" calcext:value-type="string">
            <text:p>Mens. 09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5]-[.F15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5])" office:value-type="float" office:value="1160" calcext:value-type="float">
            <text:p>1.16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3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  <number:text> </number:text>
      <number:am-pm/>
    </number:tim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month number:textual="true"/>
      <number:text> </number:text>
      <number:year/>
    </number:dat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 </number:text>
      <number:month number:textual="true"/>
    </number:date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3P0"/>
      <style:map style:condition="value()&lt;0" style:apply-style-name="N153P1"/>
    </number:number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">
      <number:text>-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2P0" style:volatile="true">
      <number:number number:min-integer-digits="1"/>
    </number:number-style>
    <number:number-style style:name="N172P1" style:volatile="true">
      <number:number number:min-integer-digits="1"/>
    </number:number-style>
    <number:number-style style:name="N172">
      <number:text>- DM""""""""""""""""""""""""""""""""""""""""""""""""""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0-23">00/00/0000</text:date></text:span><text:span text:style-name="MT2"><text:s/>- </text:span><text:span text:style-name="MT2"><text:time style:data-style-name="N2" text:time-value="14:50:29.0409871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4:50:29.051625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4:44</meta:creation-date>
    <dc:date>2025-10-23T14:51:44.568056100</dc:date>
    <dc:language>pt-PT</dc:language>
    <meta:editing-cycles>422</meta:editing-cycles>
    <meta:editing-duration>PT12H52M36S</meta:editing-duration>
    <meta:print-date>2019-11-04T10:09:33.513893508</meta:print-date>
    <meta:document-statistic meta:table-count="1" meta:cell-count="104" meta:object-count="0"/>
    <meta:user-defined meta:name="Info 0"/>
    <meta:user-defined meta:name="Info 1"/>
    <meta:user-defined meta:name="Info 2"/>
    <meta:user-defined meta:name="Info 3"/>
  </office:meta>
</office:document-meta>
</file>